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35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41cm"/>
    </style:style>
    <style:style style:name="ro1" style:family="table-row">
      <style:table-row-properties style:row-height="0.15cm" fo:break-before="auto" style:use-optimal-row-height="false"/>
    </style:style>
    <style:style style:name="ro2" style:family="table-row">
      <style:table-row-properties style:row-height="0.96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1c1c1c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1c1c1c" style:text-align-source="fix" style:repeat-content="false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1c1c1c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41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  <style:map style:condition="is-true-formula(INDIRECT(ADDRESS(ROW();COLUMN()-1))=&quot;VA&quot;)" style:apply-style-name="Untitled2" style:base-cell-address="Before.C5"/>
    </style:style>
    <style:style style:name="ce11" style:family="table-cell" style:parent-style-name="Default">
      <style:table-cell-properties fo:background-color="#1c1c1c"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NDIRECT(ADDRESS(ROW();COLUMN()-1))=&quot;VA&quot;)" style:apply-style-name="Untitled2" style:base-cell-address="Before.C5"/>
    </style:style>
    <style:style style:name="ce12" style:family="table-cell" style:parent-style-name="Default" style:data-style-name="N41">
      <style:table-cell-properties fo:background-color="#afd095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41">
      <style:table-cell-properties fo:background-color="#ffaa95"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c1c1c" fo:border="0.06pt solid #000000" fo:padding="0.25cm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 fo:padding="0.25cm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1c1c1c" fo:padding="0.25cm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padding="0.25cm"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7b59"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fo:padding="0.25cm" style:vertical-align="middl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fo:wrap-option="wrap" fo:border="0.06pt solid #000000" fo:padding="0.25cm" style:vertical-align="middl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eeeee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3faf46"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1c1c1c" style:text-align-source="fix" style:repeat-content="false" fo:border="0.06pt solid #000000" fo:padding="0.25cm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  <style:map style:condition="is-true-formula(INDIRECT(ADDRESS(ROW();COLUMN()-1))=&quot;VA&quot;)" style:apply-style-name="Untitled2" style:base-cell-address="After.C5"/>
    </style:style>
    <style:style style:name="ce26" style:family="table-cell" style:parent-style-name="Default">
      <style:table-cell-properties fo:background-color="#1c1c1c" style:text-align-source="fix" style:repeat-content="false" fo:border="0.06pt solid #000000" fo:padding="0.2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NDIRECT(ADDRESS(ROW();COLUMN()-1))=&quot;VA&quot;)" style:apply-style-name="Untitled2" style:base-cell-address="After.C5"/>
    </style:style>
  </office:automatic-styles>
  <office:body>
    <office:spreadsheet>
      <table:calculation-settings table:automatic-find-labels="false" table:use-regular-expressions="false" table:use-wildcards="true"/>
      <table:table table:name="Befor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7"/>
        <table:table-column table:style-name="co5" table:number-columns-repeated="2" table:default-cell-style-name="ce7"/>
        <table:table-column table:style-name="co6" table:number-columns-repeated="1018" table:default-cell-style-name="ce17"/>
        <table:table-row table:style-name="ro1">
          <table:table-cell table:style-name="ce2" table:number-columns-repeated="3"/>
          <table:table-cell table:style-name="ce1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START</text:p>
          </table:table-cell>
          <table:covered-table-cell table:number-columns-repeated="2" table:style-name="ce5"/>
          <table:covered-table-cell table:style-name="ce15"/>
          <table:covered-table-cell table:number-columns-repeated="2" table:style-name="ce5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4" office:value-type="string" calcext:value-type="string">
            <text:p>Sr. No.</text:p>
          </table:table-cell>
          <table:table-cell table:style-name="ce4" office:value-type="string" calcext:value-type="string">
            <text:p>VA / NVA</text:p>
          </table:table-cell>
          <table:table-cell table:style-name="ce4" office:value-type="string" calcext:value-type="string">
            <text:p>Task Duration</text:p>
          </table:table-cell>
          <table:table-cell table:style-name="ce4" office:value-type="string" calcext:value-type="string">
            <text:p>Task Name</text:p>
          </table:table-cell>
          <table:table-cell table:style-name="ce18" office:value-type="string" calcext:value-type="string">
            <text:p>Problems</text:p>
          </table:table-cell>
          <table:table-cell table:style-name="ce22" office:value-type="string" calcext:value-type="string">
            <text:p>Improvements</text:p>
          </table:table-cell>
          <table:table-cell table:number-columns-repeated="101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VA</text:p>
          </table:table-cell>
          <table:table-cell table:style-name="ce10" office:value-type="time" office:time-value="PT00H20M00S" calcext:value-type="time">
            <text:p>00:20:00</text:p>
          </table:table-cell>
          <table:table-cell table:style-name="ce15" office:value-type="string" calcext:value-type="string">
            <text:p>Arrange required documents</text:p>
          </table:table-cell>
          <table:table-cell table:style-name="ce19" office:value-type="string" calcext:value-type="string">
            <text:p>Untidiness wastes time.</text:p>
          </table:table-cell>
          <table:table-cell table:style-name="ce19" office:value-type="string" calcext:value-type="string">
            <text:p>Habitualize document organization and management.</text:p>
          </table:table-cell>
          <table:table-cell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0M00S" calcext:value-type="time">
            <text:p>00:10:00</text:p>
          </table:table-cell>
          <table:table-cell table:style-name="ce15" office:value-type="string" calcext:value-type="string">
            <text:p>Package documentation</text:p>
          </table:table-cell>
          <table:table-cell table:style-name="ce19" office:value-type="string" calcext:value-type="string" table:number-columns-spanned="1" table:number-rows-spanned="4">
            <text:p>Ignoring the modern digital age leads to inefficiency.</text:p>
          </table:table-cell>
          <table:table-cell table:style-name="ce19" office:value-type="string" calcext:value-type="string" table:number-columns-spanned="1" table:number-rows-spanned="4">
            <text:p>Set up internet banking and perform the same transactions at home.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5M00S" calcext:value-type="time">
            <text:p>00:15:00</text:p>
          </table:table-cell>
          <table:table-cell table:style-name="ce15" office:value-type="string" calcext:value-type="string">
            <text:p>Clothe myself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30M00S" calcext:value-type="time">
            <text:p>00:30:00</text:p>
          </table:table-cell>
          <table:table-cell table:style-name="ce15" office:value-type="string" calcext:value-type="string">
            <text:p>Travel to bank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Wait in lin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VA</text:p>
          </table:table-cell>
          <table:table-cell table:style-name="ce10" office:value-type="time" office:time-value="PT00H10M00S" calcext:value-type="time">
            <text:p>00:10:00</text:p>
          </table:table-cell>
          <table:table-cell table:style-name="ce15" office:value-type="string" calcext:value-type="string">
            <text:p>Perform all bank transactions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5M00S" calcext:value-type="time">
            <text:p>00:15:00</text:p>
          </table:table-cell>
          <table:table-cell table:style-name="ce15" office:value-type="string" calcext:value-type="string">
            <text:p>Travel to cardio class</text:p>
          </table:table-cell>
          <table:table-cell table:style-name="ce19" office:value-type="string" calcext:value-type="string">
            <text:p>Multiple transportation is inefficient and not green.</text:p>
          </table:table-cell>
          <table:table-cell table:style-name="ce19" office:value-type="string" calcext:value-type="string">
            <text:p>Walking is cardio.</text:p>
          </table:table-cell>
          <table:table-cell table:number-columns-repeated="1018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VA</text:p>
          </table:table-cell>
          <table:table-cell table:style-name="ce10" office:value-type="time" office:time-value="PT01H00M00S" calcext:value-type="time">
            <text:p>01:00:00</text:p>
          </table:table-cell>
          <table:table-cell table:style-name="ce15" office:value-type="string" calcext:value-type="string">
            <text:p>Cardio exercise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0M00S" calcext:value-type="time">
            <text:p>00:10:00</text:p>
          </table:table-cell>
          <table:table-cell table:style-name="ce15" office:value-type="string" calcext:value-type="string">
            <text:p>Travel to grocery store</text:p>
          </table:table-cell>
          <table:table-cell table:style-name="ce19" office:value-type="string" calcext:value-type="string">
            <text:p>Waste of time.</text:p>
          </table:table-cell>
          <table:table-cell table:style-name="ce19" office:value-type="string" calcext:value-type="string">
            <text:p>Most grocery items may be purchased online, in bulk.</text:p>
          </table:table-cell>
          <table:table-cell table:number-columns-repeated="1018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VA</text:p>
          </table:table-cell>
          <table:table-cell table:style-name="ce10" office:value-type="time" office:time-value="PT00H30M00S" calcext:value-type="time">
            <text:p>00:30:00</text:p>
          </table:table-cell>
          <table:table-cell table:style-name="ce15" office:value-type="string" calcext:value-type="string">
            <text:p>Purchase groceries</text:p>
          </table:table-cell>
          <table:table-cell table:style-name="ce20" table:number-columns-repeated="2"/>
          <table:table-cell table:number-columns-repeated="1018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5M00S" calcext:value-type="time">
            <text:p>00:15:00</text:p>
          </table:table-cell>
          <table:table-cell table:style-name="ce15" office:value-type="string" calcext:value-type="string">
            <text:p>Wait inline</text:p>
          </table:table-cell>
          <table:table-cell table:style-name="ce19" office:value-type="string" calcext:value-type="string">
            <text:p>Waste of time. CSR Checkout is for cash holders.</text:p>
          </table:table-cell>
          <table:table-cell table:style-name="ce19" office:value-type="string" calcext:value-type="string">
            <text:p>Obtain a debit/credit card, and use it to quickly self-checkout.</text:p>
          </table:table-cell>
          <table:table-cell table:number-columns-repeated="1018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VA</text:p>
          </table:table-cell>
          <table:table-cell table:style-name="ce10" office:value-type="time" office:time-value="PT00H05M00S" calcext:value-type="time">
            <text:p>00:05:00</text:p>
          </table:table-cell>
          <table:table-cell table:style-name="ce15" office:value-type="string" calcext:value-type="string">
            <text:p>Pay for groceries, by cash</text:p>
          </table:table-cell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VA</text:p>
          </table:table-cell>
          <table:table-cell table:style-name="ce10" office:value-type="time" office:time-value="PT00H15M00S" calcext:value-type="time">
            <text:p>00:15:00</text:p>
          </table:table-cell>
          <table:table-cell table:style-name="ce15" office:value-type="string" calcext:value-type="string">
            <text:p>Travel back home</text:p>
          </table:table-cell>
          <table:table-cell table:style-name="ce19" office:value-type="string" calcext:value-type="string">
            <text:p>Waste of time.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2"/>
          <table:table-cell table:style-name="ce9"/>
          <table:table-cell table:style-name="ce11"/>
          <table:table-cell table:style-name="ce14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6" table:number-rows-spanned="1">
            <text:p>END</text:p>
          </table:table-cell>
          <table:covered-table-cell table:number-columns-repeated="2" table:style-name="ce5"/>
          <table:covered-table-cell table:style-name="ce15"/>
          <table:covered-table-cell table:number-columns-repeated="2" table:style-name="ce5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VA Time</text:p>
          </table:table-cell>
          <table:covered-table-cell table:style-name="ce5"/>
          <table:table-cell table:style-name="ce12" table:formula="of:=SUM([.C5];[.C10];[.C12];[.C14];[.C16])" office:value-type="time" office:time-value="PT02H05M00S" calcext:value-type="time">
            <text:p>02:05:00</text:p>
          </table:table-cell>
          <table:table-cell table:style-name="ce12" table:formula="of:=ROUND(([.C21]/([.C21]+[.C22]))*100;2) &amp; &quot; %&quot;" office:value-type="string" office:string-value="49.02 %" calcext:value-type="string">
            <text:p>49.02 %</text:p>
          </table:table-cell>
          <table:table-cell table:style-name="ce21" table:number-columns-spanned="2" table:number-rows-spanned="2"/>
          <table:covered-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NVA Time</text:p>
          </table:table-cell>
          <table:covered-table-cell table:style-name="ce5"/>
          <table:table-cell table:style-name="ce13" table:formula="of:=SUM([.C6:.C9];[.C17])" office:value-type="time" office:time-value="PT02H10M00S" calcext:value-type="time">
            <text:p>02:10:00</text:p>
          </table:table-cell>
          <table:table-cell table:style-name="ce13" table:formula="of:=ROUND(([.C22]/([.C21]+[.C22]))*100;2) &amp; &quot; %&quot;" office:value-type="string" office:string-value="50.98 %" calcext:value-type="string">
            <text:p>50.98 %</text:p>
          </table:table-cell>
          <table:covered-table-cell table:number-columns-repeated="2" table:style-name="ce5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6"/>
          <table:table-cell table:style-name="ce6" table:number-columns-repeated="2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Before.B5:Before.B18">
            <calcext:condition calcext:apply-style-name="Untitled2" calcext:value="begins-with(&quot;VA&quot;)" calcext:base-cell-address="Before.B5"/>
          </calcext:conditional-format>
          <calcext:conditional-format calcext:target-range-address="Before.B5:Before.B18">
            <calcext:condition calcext:apply-style-name="Untitled5" calcext:value="begins-with(&quot;NVA&quot;)" calcext:base-cell-address="Before.B5"/>
          </calcext:conditional-format>
          <calcext:conditional-format calcext:target-range-address="Before.C5:Before.C18">
            <calcext:condition calcext:apply-style-name="Untitled2" calcext:value="formula-is(INDIRECT(ADDRESS(ROW();COLUMN()-1))=&quot;VA&quot;)" calcext:base-cell-address="Before.C5"/>
          </calcext:conditional-format>
          <calcext:conditional-format calcext:target-range-address="Before.C5:Before.C18">
            <calcext:condition calcext:apply-style-name="Untitled5" calcext:value="formula-is(INDIRECT(ADDRESS(ROW();COLUMN()-1))=&quot;NVA&quot;)" calcext:base-cell-address="Before.C5"/>
          </calcext:conditional-format>
        </calcext:conditional-formats>
      </table:table>
      <table:table table:name="Aft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7" table:default-cell-style-name="ce17"/>
        <table:table-column table:style-name="co6" table:number-columns-repeated="1018" table:default-cell-style-name="ce17"/>
        <table:table-row table:style-name="ro1">
          <table:table-cell table:style-name="ce2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NEW <text:s/>START</text:p>
          </table:table-cell>
          <table:covered-table-cell table:number-columns-repeated="2" table:style-name="ce5"/>
          <table:covered-table-cell table:style-name="ce15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4" office:value-type="string" calcext:value-type="string">
            <text:p>Sr. No.</text:p>
          </table:table-cell>
          <table:table-cell table:style-name="ce4" office:value-type="string" calcext:value-type="string">
            <text:p>VA / NVA</text:p>
          </table:table-cell>
          <table:table-cell table:style-name="ce4" office:value-type="string" calcext:value-type="string">
            <text:p>Task Duration</text:p>
          </table:table-cell>
          <table:table-cell table:style-name="ce4" office:value-type="string" calcext:value-type="string">
            <text:p>Task Name</text:p>
          </table:table-cell>
          <table:table-cell table:number-columns-repeated="101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3" office:value-type="string" calcext:value-type="string">
            <text:p>VA</text:p>
          </table:table-cell>
          <table:table-cell table:style-name="ce25" office:value-type="time" office:time-value="PT00H15M00S" calcext:value-type="time">
            <text:p>00:15:00</text:p>
          </table:table-cell>
          <table:table-cell table:style-name="ce15" office:value-type="string" calcext:value-type="string">
            <text:p>Perform individual bank transactions online, if any.</text:p>
          </table:table-cell>
          <table:table-cell table:number-columns-repeated="1018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3" office:value-type="string" calcext:value-type="string">
            <text:p>VA</text:p>
          </table:table-cell>
          <table:table-cell table:style-name="ce25" office:value-type="time" office:time-value="PT00H20M00S" calcext:value-type="time">
            <text:p>00:20:00</text:p>
          </table:table-cell>
          <table:table-cell table:style-name="ce15" office:value-type="string" calcext:value-type="string">
            <text:p>Cardio exercise : walk to grocery store</text:p>
          </table:table-cell>
          <table:table-cell table:number-columns-repeated="101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23" office:value-type="string" calcext:value-type="string">
            <text:p>VA</text:p>
          </table:table-cell>
          <table:table-cell table:style-name="ce25" office:value-type="time" office:time-value="PT00H30M00S" calcext:value-type="time">
            <text:p>00:30:00</text:p>
          </table:table-cell>
          <table:table-cell table:style-name="ce15" office:value-type="string" calcext:value-type="string">
            <text:p>Purchase groceries</text:p>
          </table:table-cell>
          <table:table-cell table:number-columns-repeated="1018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3" office:value-type="string" calcext:value-type="string">
            <text:p>VA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5" office:value-type="string" calcext:value-type="string">
            <text:p>Self-checkout</text:p>
          </table:table-cell>
          <table:table-cell table:number-columns-repeated="1018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23" office:value-type="string" calcext:value-type="string">
            <text:p>VA</text:p>
          </table:table-cell>
          <table:table-cell table:style-name="ce25" office:value-type="time" office:time-value="PT00H20M00S" calcext:value-type="time">
            <text:p>00:20:00</text:p>
          </table:table-cell>
          <table:table-cell table:style-name="ce15" office:value-type="string" calcext:value-type="string">
            <text:p>Cardio exercise : Walk back hom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4"/>
          <table:table-cell table:style-name="ce26"/>
          <table: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NEW <text:s/>END</text:p>
          </table:table-cell>
          <table:covered-table-cell table:number-columns-repeated="2" table:style-name="ce5"/>
          <table:covered-table-cell table:style-name="ce15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Total VA Time</text:p>
          </table:table-cell>
          <table:covered-table-cell table:style-name="ce5"/>
          <table:table-cell table:style-name="ce12" table:formula="of:=SUM([.C5:.C9])" office:value-type="time" office:time-value="PT01H35M00S" calcext:value-type="time">
            <text:p>01:35:00</text:p>
          </table:table-cell>
          <table:table-cell table:style-name="ce12" table:formula="of:=ROUND(([.C13]/([.C13]+[.C14]))*100;2) &amp; &quot; %&quot;" office:value-type="string" office:string-value="100 %" calcext:value-type="string">
            <text:p>100 %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 table:number-columns-spanned="2" table:number-rows-spanned="1">
            <text:p>Total NVA Time</text:p>
          </table:table-cell>
          <table:covered-table-cell table:style-name="ce5"/>
          <table:table-cell table:style-name="ce13" office:value-type="time" office:time-value="PT00H00M00S" calcext:value-type="time">
            <text:p>00:00:00</text:p>
          </table:table-cell>
          <table:table-cell table:style-name="ce13" table:formula="of:=ROUND(([.C14]/([.C13]+[.C14]))*100;2) &amp; &quot; %&quot;" office:value-type="string" office:string-value="0 %" calcext:value-type="string">
            <text:p>0 %</text:p>
          </table:table-cell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6"/>
          <table:table-cell table:number-columns-repeated="1018"/>
        </table:table-row>
        <table:table-row table:style-name="ro4" table:number-rows-repeated="1048552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After.B5:After.B10">
            <calcext:condition calcext:apply-style-name="Untitled2" calcext:value="begins-with(&quot;VA&quot;)" calcext:base-cell-address="After.B5"/>
          </calcext:conditional-format>
          <calcext:conditional-format calcext:target-range-address="After.B5:After.B10">
            <calcext:condition calcext:apply-style-name="Untitled5" calcext:value="begins-with(&quot;NVA&quot;)" calcext:base-cell-address="After.B5"/>
          </calcext:conditional-format>
          <calcext:conditional-format calcext:target-range-address="After.C5:After.C10">
            <calcext:condition calcext:apply-style-name="Untitled2" calcext:value="formula-is(INDIRECT(ADDRESS(ROW();COLUMN()-1))=&quot;VA&quot;)" calcext:base-cell-address="After.C5"/>
          </calcext:conditional-format>
          <calcext:conditional-format calcext:target-range-address="After.C5:After.C10">
            <calcext:condition calcext:apply-style-name="Untitled5" calcext:value="formula-is(INDIRECT(ADDRESS(ROW();COLUMN()-1))=&quot;NVA&quot;)" calcext:base-cell-address="After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use-window-font-color="tru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ext-properties fo:color="#afd095"/>
    </style:style>
    <style:style style:name="Untitled2" style:family="table-cell" style:parent-style-name="Default">
      <style:table-cell-properties fo:background-color="#afd095"/>
      <style:text-properties style:use-window-font-color="true"/>
    </style:style>
    <style:style style:name="Untitled3" style:family="table-cell" style:parent-style-name="Default">
      <style:table-cell-properties fo:background-color="#ffaa95"/>
    </style:style>
    <style:style style:name="Untitled4" style:family="table-cell" style:parent-style-name="Untitled2">
      <style:text-properties fo:font-weight="bold"/>
    </style:style>
    <style:style style:name="Untitled5" style:family="table-cell" style:parent-style-name="Untitled3">
      <style:text-properties fo:font-weight="bold"/>
    </style:style>
  </office:styles>
  <office:automatic-styles>
    <style:page-layout style:name="Mpm1">
      <style:page-layout-properties fo:page-width="30cm" fo:page-height="30cm" style:num-format="1" style:print-orientation="landscap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heet-name>???</text:sheet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3:30:14.028160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9:41:04.322134405</meta:creation-date>
    <dc:date>2021-11-29T14:54:43.580449317</dc:date>
    <meta:editing-duration>PT52M8S</meta:editing-duration>
    <meta:editing-cycles>23</meta:editing-cycles>
    <meta:generator>LibreOffice/6.4.7.2$Linux_X86_64 LibreOffice_project/40$Build-2</meta:generator>
    <meta:document-statistic meta:table-count="2" meta:cell-count="109" meta:object-count="0"/>
  </office:meta>
</office:document-meta>
</file>